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3">Constellation</text:p>
      <text:p text:style-name="P73">Say Man</text:p>
      <text:p text:style-name="P73">Mtn Lion</text:p>
      <text:p text:style-name="P73">Dark Horse</text:p>
      <text:p text:style-name="P73">Sophia</text:p>
      <text:p text:style-name="P73">Almost the One</text:p>
      <text:p text:style-name="P73">S.O.S</text:p>
      <text:p text:style-name="P73">Power</text:p>
      <text:p text:style-name="P73">Perpetual</text:p>
      <text:p text:style-name="P73">Bobby Love</text:p>
      <text:p text:style-name="P73">Heart N’ Split</text:p>
      <text:p text:style-name="P73">The Corner</text:p>
      <text:p text:style-name="P73">Back to the Sun</text:p>
      <text:p text:style-name="P73">The Get Down</text:p>
      <text:p text:style-name="P73">We Way</text:p>
      <text:p text:style-name="P73">Only Ever</text:p>
      <text:p text:style-name="P73">One Good Reason</text:p>
      <text:p text:style-name="P73">Bridge</text:p>
      <text:p text:style-name="P73">Mtn Dew</text:p>
      <text:p text:style-name="P73">Time on Time</text:p>
      <text:p text:style-name="P73">Haunted</text:p>
      <text:p text:style-name="P73">Just a Little Longer</text:p>
      <text:p text:style-name="P73">Odetta</text:p>
      <text:p text:style-name="P73"/>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d24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1T14:40:20.660463473</dc:date>
    <meta:editing-duration>P77DT13H53M2S</meta:editing-duration>
    <meta:editing-cycles>742</meta:editing-cycles>
    <meta:generator>LibreOffice/24.2.5.2$MacOSX_X86_64 LibreOffice_project/bffef4ea93e59bebbeaf7f431bb02b1a39ee8a59</meta:generator>
    <meta:print-date>2024-11-16T11:53:14.696761837</meta:print-date>
    <meta:document-statistic meta:table-count="0" meta:image-count="0" meta:object-count="0" meta:page-count="58" meta:paragraph-count="240" meta:word-count="10343" meta:character-count="54683" meta:non-whitespace-character-count="44374"/>
  </office:meta>
</office:document-meta>
</file>